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2" style:family="graphic" style:parent-style-name="standard">
      <style:graphic-properties draw:textarea-horizontal-align="justify" draw:textarea-vertical-align="middle" draw:auto-grow-height="false" fo:min-height="4.376cm" fo:min-width="4.089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1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562cm"/>
      <style:paragraph-properties style:writing-mode="lr-tb"/>
    </style:style>
    <style:style style:name="gr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 fo:min-height="0.091cm" fo:min-width="1.03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6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9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style:font-name="Liberation Sans1" fo:language="en" fo:country="GB" style:font-name-asian="Liberation Sans1" style:font-name-complex="Liberation Sans1"/>
    </style:style>
    <style:style style:name="T3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13cm" svg:height="5.156cm" svg:x="1.672cm" svg:y="14.6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589cm" svg:height="4.626cm" svg:x="10.513cm" svg:y="7.528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2"><text:span text:style-name="T1">Gain </text:span></text:p>
          <text:p text:style-name="P2"><text:span text:style-name="T1">Stag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589cm" svg:height="4.626cm" svg:x="16.851cm" svg:y="7.528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2"><text:span text:style-name="T1">Output </text:span></text:p>
          <text:p text:style-name="P2"><text:span text:style-name="T1">Stag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514cm" svg:y1="7.865cm" svg:x2="9.381cm" svg:y2="7.899cm" draw:start-shape="id1" draw:start-glue-point="4" draw:end-shape="id2" draw:end-glue-point="1" svg:d="M10514 7865h-543v34h-590" svg:viewBox="0 0 1134 35">
          <text:p/>
        </draw:connector>
        <draw:connector draw:style-name="gr3" draw:text-style-name="P3" draw:layer="layout" svg:x1="6.336cm" svg:y1="10.757cm" svg:x2="10.514cm" svg:y2="11.797cm" draw:start-shape="id3" draw:start-glue-point="8" draw:end-shape="id1" draw:end-glue-point="5" svg:d="M6336 10757v1040h4178" svg:viewBox="0 0 4179 1041">
          <text:p/>
        </draw:connector>
        <draw:connector draw:style-name="gr3" draw:text-style-name="P3" draw:layer="layout" svg:x1="15.101cm" svg:y1="7.865cm" svg:x2="16.852cm" svg:y2="7.865cm" draw:start-shape="id1" draw:start-glue-point="6" draw:end-shape="id4" draw:end-glue-point="4" svg:d="M15101 7865h1751" svg:viewBox="0 0 1752 1">
          <text:p/>
        </draw:connector>
        <draw:connector draw:style-name="gr3" draw:text-style-name="P3" draw:layer="layout" svg:x1="15.101cm" svg:y1="11.853cm" svg:x2="16.852cm" svg:y2="11.797cm" draw:start-shape="id1" draw:start-glue-point="7" draw:end-shape="id4" draw:end-glue-point="5" svg:d="M15101 11853h875v-56h876" svg:viewBox="0 0 1752 57">
          <text:p/>
        </draw:connector>
        <draw:connector draw:style-name="gr3" draw:text-style-name="P3" draw:layer="layout" draw:line-skew="-2.245cm" svg:x1="21.439cm" svg:y1="11.853cm" svg:x2="24.28cm" svg:y2="10.893cm" draw:start-shape="id4" draw:start-glue-point="7" draw:end-shape="id5" draw:end-glue-point="4" svg:d="M21439 11853h1400v-960h1441" svg:viewBox="0 0 2842 961">
          <text:p/>
        </draw:connector>
        <draw:connector draw:style-name="gr3" draw:text-style-name="P3" draw:layer="layout" draw:line-skew="-2.269cm" svg:x1="21.439cm" svg:y1="7.865cm" svg:x2="24.28cm" svg:y2="8.838cm" draw:start-shape="id4" draw:start-glue-point="6" draw:end-shape="id5" draw:end-glue-point="6" svg:d="M21439 7865h1376v973h1465" svg:viewBox="0 0 2842 974">
          <text:p/>
        </draw:connector>
        <draw:frame draw:style-name="gr4" draw:text-style-name="P4" draw:layer="layout" svg:width="2.614cm" svg:height="1.673cm" svg:x="21.714cm" svg:y="8.994cm">
          <draw:text-box>
            <text:p><text:span text:style-name="T1">Audio</text:span></text:p>
            <text:p><text:span text:style-name="T1">OUT</text:span></text:p>
          </draw:text-box>
        </draw:frame>
        <draw:custom-shape draw:style-name="gr5" draw:text-style-name="P2" xml:id="id3" draw:id="id3" draw:layer="layout" svg:width="1.842cm" svg:height="1.843cm" svg:x="5.415cm" svg:y="8.914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4.062cm" svg:height="2.384cm" svg:x="1.704cm" svg:y="8.705cm">
          <draw:text-box>
            <text:p><text:span text:style-name="T1">Audio</text:span></text:p>
            <text:p><text:span text:style-name="T1">IN</text:span></text:p>
            <text:p><text:span text:style-name="T1">Max: 10mV</text:span></text:p>
          </draw:text-box>
        </draw:frame>
        <draw:g xml:id="id2" draw:id="id2">
          <draw:line draw:style-name="gr7" draw:text-style-name="P5" draw:layer="layout" svg:x1="7.59cm" svg:y1="7.862cm" svg:x2="7.734cm" svg:y2="7.366cm">
            <text:p/>
          </draw:line>
          <draw:line draw:style-name="gr7" draw:text-style-name="P5" draw:layer="layout" svg:x1="8.034cm" svg:y1="8.376cm" svg:x2="7.731cm" svg:y2="7.367cm">
            <text:p/>
          </draw:line>
          <draw:line draw:style-name="gr7" draw:text-style-name="P5" draw:layer="layout" svg:x1="8.628cm" svg:y1="8.433cm" svg:x2="8.931cm" svg:y2="7.424cm">
            <text:p/>
          </draw:line>
          <draw:line draw:style-name="gr7" draw:text-style-name="P5" draw:layer="layout" svg:x1="8.02cm" svg:y1="8.4cm" svg:x2="8.323cm" svg:y2="7.391cm">
            <text:p/>
          </draw:line>
          <draw:line draw:style-name="gr7" draw:text-style-name="P5" draw:layer="layout" svg:x1="8.641cm" svg:y1="8.427cm" svg:x2="8.338cm" svg:y2="7.418cm">
            <text:p/>
          </draw:line>
          <draw:line draw:style-name="gr7" draw:text-style-name="P5" draw:layer="layout" svg:x1="9.242cm" svg:y1="8.428cm" svg:x2="8.939cm" svg:y2="7.419cm">
            <text:p/>
          </draw:line>
          <draw:line draw:style-name="gr7" draw:text-style-name="P5" draw:layer="layout" svg:x1="9.237cm" svg:y1="8.378cm" svg:x2="9.381cm" svg:y2="7.882cm">
            <text:p/>
          </draw:line>
        </draw:g>
        <draw:connector draw:style-name="gr3" draw:text-style-name="P3" draw:layer="layout" svg:x1="7.59cm" svg:y1="7.899cm" svg:x2="6.336cm" svg:y2="8.914cm" draw:start-shape="id2" draw:start-glue-point="3" draw:end-shape="id3" draw:end-glue-point="4" svg:d="M7590 7899h-1254v1015" svg:viewBox="0 0 1255 1016">
          <text:p/>
        </draw:connector>
        <draw:custom-shape draw:style-name="gr8" draw:text-style-name="P3" xml:id="id5" draw:id="id5" draw:layer="layout" svg:width="2.739cm" svg:height="0.609cm" draw:transform="rotate (-1.5707963267949) translate (24.583cm 8.49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ath draw:style-name="gr9" draw:text-style-name="P5" draw:layer="layout" svg:width="3.447cm" svg:height="1.69cm" draw:transform="rotate (-1.10252448848482) translate (24.932cm 7.96cm)" svg:viewBox="0 0 3448 1691" svg:d="M0 0c2231 0 3448 1691 3448 1691">
          <text:p/>
        </draw:path>
        <draw:path draw:style-name="gr9" draw:text-style-name="P5" draw:layer="layout" svg:width="3.447cm" svg:height="1.69cm" draw:transform="rotate (-1.10252448848482) translate (25.332cm 7.96cm)" svg:viewBox="0 0 3448 1691" svg:d="M0 0c2231 0 3448 1691 3448 1691">
          <text:p/>
        </draw:path>
        <draw:path draw:style-name="gr9" draw:text-style-name="P5" draw:layer="layout" svg:width="3.447cm" svg:height="1.69cm" draw:transform="rotate (-1.10252448848482) translate (25.932cm 7.96cm)" svg:viewBox="0 0 3448 1691" svg:d="M0 0c2231 0 3448 1691 3448 1691">
          <text:p/>
        </draw:path>
        <draw:frame draw:style-name="gr10" draw:text-style-name="P4" draw:layer="layout" svg:width="3.863cm" svg:height="0.962cm" svg:x="23.433cm" svg:y="12.152cm">
          <draw:text-box>
            <text:p><text:span text:style-name="T1">8</text:span><text:span text:style-name="T2">Ω Speaker</text:span></text:p>
          </draw:text-box>
        </draw:frame>
        <draw:frame draw:style-name="gr11" draw:text-style-name="P4" draw:layer="layout" svg:width="3.046cm" svg:height="1.114cm" svg:x="6.599cm" svg:y="6.392cm">
          <draw:text-box>
            <text:p><text:span text:style-name="T1">R</text:span><text:span text:style-name="T3">s</text:span><text:span text:style-name="T1">=100</text:span><text:span text:style-name="T2">Ω</text:span></text:p>
          </draw:text-box>
        </draw:frame>
        <draw:frame draw:style-name="gr12" draw:text-style-name="P4" draw:layer="layout" svg:width="7.69cm" svg:height="0.962cm" svg:x="12.977cm" svg:y="6.236cm">
          <draw:text-box>
            <text:p><text:span text:style-name="T1">12V Supply Voltage (Vcc)</text:span></text:p>
          </draw:text-box>
        </draw:fram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5-19T17:52:15.904425847</dc:date>
    <meta:editing-duration>PT21H49M27S</meta:editing-duration>
    <meta:editing-cycles>24</meta:editing-cycles>
    <meta:generator>LibreOffice/6.4.6.2$Linux_X86_64 LibreOffice_project/40$Build-2</meta:generator>
    <meta:document-statistic meta:object-count="48"/>
  </office:meta>
</office:document-meta>
</file>